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20000004C1D3A8895F875C7E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svg:stroke-width="0.019cm" svg:stroke-color="#000000" draw:marker-start-width="0.302cm" draw:marker-start-center="false" draw:marker-end-width="0.302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302cm" draw:marker-start-center="false" draw:marker-end-width="0.302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none" draw:fill-color="#f2ffe5" draw:textarea-horizontal-align="center" draw:textarea-vertical-align="middle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2ffe5" fo:min-height="0.13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2ffe5" fo:min-height="0.13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579cm" svg:y1="17.316cm" svg:x2="9.42cm" svg:y2="13.875cm">
            <text:p/>
          </draw:line>
          <draw:frame draw:style-name="gr2" draw:text-style-name="P2" draw:layer="layout" svg:width="5.165cm" svg:height="0.645cm" draw:transform="rotate (1.72787595947439) translate (9.97cm 17.378cm)">
            <draw:image xlink:href="Pictures/10000201000002620000004C1D3A8895F875C7E8.png" xlink:type="simple" xlink:show="embed" xlink:actuate="onLoad">
              <text:p/>
            </draw:image>
          </draw:frame>
          <draw:line draw:style-name="gr3" draw:text-style-name="P3" draw:layer="layout" svg:x1="9.954cm" svg:y1="17.314cm" svg:x2="12.579cm" svg:y2="17.314cm">
            <text:p/>
          </draw:line>
          <draw:line draw:style-name="gr3" draw:text-style-name="P3" draw:layer="layout" svg:x1="9.954cm" svg:y1="17.184cm" svg:x2="9.954cm" svg:y2="17.447cm">
            <text:p/>
          </draw:line>
          <draw:line draw:style-name="gr3" draw:text-style-name="P3" draw:layer="layout" svg:x1="12.579cm" svg:y1="17.184cm" svg:x2="12.579cm" svg:y2="17.447cm">
            <text:p/>
          </draw:line>
          <draw:line draw:style-name="gr4" draw:text-style-name="P3" draw:layer="layout" svg:x1="13.244cm" svg:y1="13.962cm" svg:x2="12.986cm" svg:y2="13.92cm">
            <text:p/>
          </draw:line>
          <draw:line draw:style-name="gr5" draw:text-style-name="P3" draw:layer="layout" svg:x1="13.111cm" svg:y1="13.942cm" svg:x2="9.954cm" svg:y2="17.316cm">
            <text:p/>
          </draw:line>
          <draw:frame draw:style-name="gr6" draw:text-style-name="P5" draw:layer="layout" svg:width="0.251cm" svg:height="0.624cm" svg:x="9.831cm" svg:y="17.475cm">
            <draw:text-box>
              <text:p text:style-name="P4"><text:span text:style-name="T1">B</text:span></text:p>
            </draw:text-box>
          </draw:frame>
          <draw:frame draw:style-name="gr6" draw:text-style-name="P5" draw:layer="layout" svg:width="0.251cm" svg:height="0.624cm" svg:x="12.469cm" svg:y="17.462cm">
            <draw:text-box>
              <text:p text:style-name="P4"><text:span text:style-name="T1">S</text:span></text:p>
            </draw:text-box>
          </draw:frame>
          <draw:line draw:style-name="gr3" draw:text-style-name="P3" draw:layer="layout" svg:x1="9.958cm" svg:y1="17.32cm" svg:x2="9.323cm" svg:y2="13.312cm">
            <text:p/>
          </draw:line>
          <draw:frame draw:style-name="gr7" draw:text-style-name="P5" draw:layer="layout" svg:width="0.258cm" svg:height="0.624cm" svg:x="8.908cm" svg:y="13.682cm">
            <draw:text-box>
              <text:p text:style-name="P4"><text:span text:style-name="T1">A</text:span></text:p>
            </draw:text-box>
          </draw:frame>
          <draw:line draw:style-name="gr1" draw:text-style-name="P1" draw:layer="layout" svg:x1="9.259cm" svg:y1="13.889cm" svg:x2="9.418cm" svg:y2="13.8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7:35.688207502</meta:creation-date>
    <dc:date>2018-02-26T13:07:59.725793160</dc:date>
    <meta:editing-duration>PT24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